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C7000000254B9C664BEA085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imbus Mono L" fo:font-weight="bold" officeooo:rsid="001ab145" officeooo:paragraph-rsid="001ab145" style:font-weight-asian="bold" style:font-weight-complex="bold"/>
    </style:style>
    <style:style style:name="P2" style:family="paragraph" style:parent-style-name="Standard">
      <style:paragraph-properties fo:text-align="start" style:justify-single-word="false"/>
      <style:text-properties style:font-name="Nimbus Mono L" fo:font-weight="bold" officeooo:rsid="001ab145" officeooo:paragraph-rsid="001ab145"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2.0728in" svg:height="0.3854in" draw:z-index="0"><draw:image xlink:href="Pictures/10000201000000C7000000254B9C664BEA085EF1.png" xlink:type="simple" xlink:show="embed" xlink:actuate="onLoad"/></draw:frame></text:p>
      <text:p text:style-name="Standard"/>
      <text:p text:style-name="Standard"/>
      <text:p text:style-name="Standard"/>
      <text:p text:style-name="P1">The earn as you play MMORPG</text:p>
      <text:p text:style-name="P1"/>
      <text:p text:style-name="P1"/>
      <text:p text:style-name="P2">bitMine is an immersive, community driven game where every moment of play earns you a cut of the cryptocurrency mined during game-time.</text:p>
      <text:p text:style-name="P2"/>
      <text:p text:style-name="P2"/>
      <text:p text:style-name="P2">Players’ connections to the bitMine servers are leveraged to mine for the player’s choice of cryptocurrency. At the end of each play session, the player’s earnings are deposited into the player’s cryptocurrency account. The amount constituting the player’s earnings is a community determined portion of the total cryptocurrency earned during the player’s game-time. The remaining portion, also determined by the community, is allocated towards development and maintenance of the game, code, community communications, servers, and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6T13:44:11.591958596</meta:creation-date>
    <dc:date>2017-09-16T13:53:58.549798335</dc:date>
    <meta:editing-duration>PT9M47S</meta:editing-duration>
    <meta:editing-cycles>1</meta:editing-cycles>
    <meta:document-statistic meta:table-count="0" meta:image-count="1" meta:object-count="0" meta:page-count="1" meta:paragraph-count="3" meta:word-count="104" meta:character-count="700" meta:non-whitespace-character-count="599"/>
    <meta:generator>LibreOffice/5.1.6.2$Linux_X86_64 LibreOffice_project/10m0$Build-2</meta:generator>
  </office:meta>
</office:document-meta>
</file>